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4900000134C8DAD9B2.png"/>
  <manifest:file-entry manifest:media-type="image/png" manifest:full-path="Pictures/10000000000001D60000013731B3770D.png"/>
  <manifest:file-entry manifest:media-type="image/png" manifest:full-path="Pictures/10000000000002330000017E5910561F.png"/>
  <manifest:file-entry manifest:media-type="image/png" manifest:full-path="Pictures/100000000000013100000145C4F8C6B1.png"/>
  <manifest:file-entry manifest:media-type="image/png" manifest:full-path="Pictures/10000000000003200000025819812F21.png"/>
  <manifest:file-entry manifest:media-type="image/png" manifest:full-path="Pictures/100000000000010A000000C97AC2B770.png"/>
  <manifest:file-entry manifest:media-type="image/png" manifest:full-path="Pictures/10000000000000200000002000309F1C.png"/>
  <manifest:file-entry manifest:media-type="image/png" manifest:full-path="Pictures/100000000000028E000002063EDDAABF.png"/>
  <manifest:file-entry manifest:media-type="image/png" manifest:full-path="Pictures/100000000000022B00000174D4E25AC6.png"/>
  <manifest:file-entry manifest:media-type="image/png" manifest:full-path="Pictures/10000000000001E100000186A948E764.png"/>
  <manifest:file-entry manifest:media-type="image/png" manifest:full-path="Pictures/100000000000029400000209217576EB.png"/>
  <manifest:file-entry manifest:media-type="image/png" manifest:full-path="Pictures/10000000000001E70000015806388777.png"/>
  <manifest:file-entry manifest:media-type="image/png" manifest:full-path="Pictures/100000000000028D0000020319C8D19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fo:min-height="19.03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3.86cm"/>
    </style:style>
    <style:style style:name="pr5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draw:frame presentation:style-name="pr1" draw:layer="layout" svg:width="25.199cm" svg:height="19.036cm" svg:x="1.4cm" svg:y="0.837cm" presentation:class="subtitle">
          <draw:text-box>
            <text:p>DXライブラリを用いてブロック崩しを作る</text:p>
            <text:p/>
            <text:p>Part6 自分が操作するブロックの作成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今回やること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ほぼブロック崩しができてきたが、今回は自分が操作するブロックを作成を目標とする。</text:p>
              </text:list-item>
              <text:list-item>
                <text:p>もちろん今回もクラスを用いて、自分が操作するブロックを作る。</text:p>
              </text:list-item>
              <text:list-item>
                <text:p>ソースはpart5で作ったものをそのまま用い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自分が操作するブロックのクラス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8.685cm" svg:height="13.102cm" svg:x="2.715cm" svg:y="5.098cm">
          <draw:image xlink:href="Pictures/10000000000001E70000015806388777.png" xlink:type="simple" xlink:show="embed" xlink:actuate="onLoad">
            <text:p/>
          </draw:image>
        </draw:frame>
        <draw:frame draw:style-name="gr3" draw:layer="layout" svg:width="18.451cm" svg:height="2.31cm" svg:x="3.149cm" svg:y="18.69cm">
          <draw:text-box>
            <text:p>クラスのパラメータはほぼBlock_objと変わらない。</text:p>
            <text:p>ただ、消失する可能性がないことと、自分が操作する点が違うので、</text:p>
            <text:p>flag変数がない、その代わりにCalc関数を追加した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自分が操作するブロックのクラス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8.926cm" svg:height="14.8cm" svg:x="0.4cm" svg:y="4.8cm">
          <draw:image xlink:href="Pictures/10000000000001E100000186A948E764.png" xlink:type="simple" xlink:show="embed" xlink:actuate="onLoad">
            <text:p/>
          </draw:image>
        </draw:frame>
        <draw:frame draw:style-name="gr3" draw:layer="layout" svg:width="8.554cm" svg:height="7.544cm" svg:x="19.326cm" svg:y="6.873cm">
          <draw:text-box>
            <text:p>Ball_obj::Calc()関数と</text:p>
            <text:p>Main関数の間に</text:p>
            <text:p>左のMyBlock_objの関数を</text:p>
            <text:p>追加する。</text:p>
            <text:p/>
            <text:p>基本的に左の関数については</text:p>
            <text:p>説明はあまりいらないだろう。</text:p>
            <text:p/>
            <text:p>もちろん、今回もGetXなどの</text:p>
            <text:p>関数を用いて、</text:p>
            <text:p>当たり判定を実装す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自分が操作するブロックのクラス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4.47cm" svg:height="16cm" svg:x="0.13cm" svg:y="4.4cm">
          <draw:image xlink:href="Pictures/100000000000013100000145C4F8C6B1.png" xlink:type="simple" xlink:show="embed" xlink:actuate="onLoad">
            <text:p/>
          </draw:image>
        </draw:frame>
        <draw:frame draw:style-name="gr3" draw:layer="layout" svg:width="10.975cm" svg:height="6.197cm" svg:x="15.4cm" svg:y="7.8cm">
          <draw:text-box>
            <text:p>さて、main関数内に、</text:p>
            <text:p>MyBlock.Set()関数と</text:p>
            <text:p>MyBlock.Graph()関数を追加する。</text:p>
            <text:p/>
            <text:p>追加する位置はもちろん</text:p>
            <text:p>最初の初期設定のやつはループ外</text:p>
            <text:p/>
            <text:p>ずっと繰り返したい、ゲーム中の動作は</text:p>
            <text:p>ループ内に書く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7.463cm" svg:height="13.785cm" svg:x="0.137cm" svg:y="6.014cm">
          <draw:image xlink:href="Pictures/100000000000029400000209217576EB.png" xlink:type="simple" xlink:show="embed" xlink:actuate="onLoad">
            <text:p/>
          </draw:image>
        </draw:frame>
        <draw:frame draw:style-name="gr3" draw:layer="layout" svg:width="10.73cm" svg:height="8.737cm" svg:x="18.07cm" svg:y="8cm">
          <draw:text-box>
            <text:p>このように灰色のブロックが</text:p>
            <text:p>下に描画されただろうか。</text:p>
            <text:p/>
            <text:p>さて、まだ描画命令しかしてないので</text:p>
            <text:p>動くわけもない。</text:p>
            <text:p/>
            <text:p>というわけで、Calc関数の中に</text:p>
            <text:p>ブロックを操作する命令を追加したい。</text:p>
            <text:p/>
            <text:p>そこで登場するのが、</text:p>
            <text:p>DxLib.hにある、</text:p>
            <text:p>GetHitKeyStateAll関数</text:p>
            <text:p>というものを用い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GetHitKeyStateAll関数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3.238cm" svg:height="8.518cm" svg:x="7cm" svg:y="5.082cm">
          <draw:image xlink:href="Pictures/100000000000010A000000C97AC2B770.png" xlink:type="simple" xlink:show="embed" xlink:actuate="onLoad">
            <text:p/>
          </draw:image>
        </draw:frame>
        <draw:frame draw:style-name="gr3" draw:layer="layout" svg:width="24.2cm" svg:height="6.428cm" svg:x="2.8cm" svg:y="13.684cm">
          <draw:text-box>
            <text:p>サンプルソースはDXライブラリの公式ホームページより引用してきました。</text:p>
            <text:p/>
            <text:p>このように、まずchar型の要素数が256個の配列を宣言。</text:p>
            <text:p>そして、GetHitKeyStateAll(Buf)とやると、そのchar型の配列に、キーが押されているのか</text:p>
            <text:p>どうかが、格納される。押されている時は1,押されていない時は0となる。</text:p>
            <text:p>これにより、ボタンが押されているのかどうかが判定できるということである。</text:p>
            <text:p>Zボタンが押されているか知りたい時はKEY_INPUT_Zのように、</text:p>
            <text:p>←キーが押されているか調べる時はKEY_INPUT_LEFTを用いる。</text:p>
            <text:p>キーの定義値はpart6ソースフォルダの中に入れておいたので、参考にするとよい。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MyBlock_obj::Calc()関数の編集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9cm" svg:height="14.029cm" svg:x="0.6cm" svg:y="5.571cm">
          <draw:image xlink:href="Pictures/10000000000001D60000013731B3770D.png" xlink:type="simple" xlink:show="embed" xlink:actuate="onLoad">
            <text:p/>
          </draw:image>
        </draw:frame>
        <draw:frame draw:style-name="gr3" draw:layer="layout" svg:width="9.15cm" svg:height="8.814cm" svg:x="19.6cm" svg:y="8.786cm">
          <draw:text-box>
            <text:p>前ページのサンプルを</text:p>
            <text:p>参考に、キーの入力状態を</text:p>
            <text:p>調べる。</text:p>
            <text:p/>
            <text:p>ちなみに、char型の配列の</text:p>
            <text:p>名前はBufにする必要はない。</text:p>
            <text:p/>
            <text:p>このようにすることで、</text:p>
            <text:p>左や右が押されていることが</text:p>
            <text:p>わかるので、</text:p>
            <text:p>それに応じて、MyBlockの</text:p>
            <text:p>x座標をいじってやることにする。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main関数も編集する。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4cm" svg:height="14.549cm" svg:x="1cm" svg:y="5.051cm">
          <draw:image xlink:href="Pictures/100000000000014900000134C8DAD9B2.png" xlink:type="simple" xlink:show="embed" xlink:actuate="onLoad">
            <text:p/>
          </draw:image>
        </draw:frame>
        <draw:frame draw:style-name="gr3" draw:layer="layout" svg:width="13.062cm" svg:height="2.868cm" svg:x="14.8cm" svg:y="10.4cm">
          <draw:text-box>
            <text:p>といっても、ループ内に</text:p>
            <text:p>MyBlock.Calc()を追加するだけである。</text:p>
            <text:p/>
            <text:p>これにより、ついにブロックが動くと予想され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7.277cm" svg:height="13.626cm" svg:x="1cm" svg:y="5.4cm">
          <draw:image xlink:href="Pictures/100000000000028D0000020319C8D193.png" xlink:type="simple" xlink:show="embed" xlink:actuate="onLoad">
            <text:p/>
          </draw:image>
        </draw:frame>
        <draw:frame draw:style-name="gr3" draw:layer="layout" svg:width="10.268cm" svg:height="13.028cm" svg:x="18.306cm" svg:y="6.014cm">
          <draw:text-box>
            <text:p>静止画じゃわかるわけもないが、</text:p>
            <text:p>左を押したら左に</text:p>
            <text:p>右を押したら右に動いたのが</text:p>
            <text:p>確認できただろうか。</text:p>
            <text:p/>
            <text:p>ここまでできたら後は</text:p>
            <text:p>当たり判定だけである。</text:p>
            <text:p/>
            <text:p>当たり判定の実装法は正直</text:p>
            <text:p>ボールが上から来た時、どうするか。</text:p>
            <text:p>だけ考えればいいので、</text:p>
            <text:p>そこまで難しくない。</text:p>
            <text:p/>
            <text:p>さらに、</text:p>
            <text:p>ほとんど前回と同じ計算をするので、</text:p>
            <text:p>コピペでも終わってしまう。</text:p>
            <text:p/>
            <text:p>相変わらずボールの速度を</text:p>
            <text:p>変更するので、</text:p>
            <text:p>Ball_obj::Calc()関数を編集す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Ball_obj::Calc()関数を編集し、<text:line-break/>MyBlockとの当たり判定も作る。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9.496cm" svg:height="14.8cm" svg:x="0.4cm" svg:y="5.2cm">
          <draw:image xlink:href="Pictures/10000000000002330000017E5910561F.png" xlink:type="simple" xlink:show="embed" xlink:actuate="onLoad">
            <text:p/>
          </draw:image>
        </draw:frame>
        <draw:frame draw:style-name="gr3" draw:layer="layout" svg:width="8.537cm" svg:height="7.948cm" svg:x="19.896cm" svg:y="8cm">
          <draw:text-box>
            <text:p>自分が操作するといっても、</text:p>
            <text:p>結局はただのブロックなので、</text:p>
            <text:p>当たり判定はほとんど同じ、</text:p>
            <text:p/>
            <text:p>というより、私はコピペした後、</text:p>
            <text:p>Block[i][j]をMyBlockに</text:p>
            <text:p>置き換えただけである。</text:p>
            <text:p/>
            <text:p>これで実行すれば、自分が</text:p>
            <text:p>操作するブロックと</text:p>
            <text:p>ボールに当たり判定が</text:p>
            <text:p>追加されたはずである。</text:p>
          </draw:text-box>
        </draw:frame>
        <draw:frame draw:style-name="gr2" draw:text-style-name="P1" draw:layer="layout" svg:width="19.58cm" svg:height="14.843cm" svg:x="0.316cm" svg:y="5.157cm">
          <draw:image xlink:href="Pictures/100000000000022B00000174D4E25A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>
          <draw:text-box/>
        </draw:frame>
        <draw:frame draw:style-name="gr2" draw:text-style-name="P1" draw:layer="layout" svg:width="18.704cm" svg:height="15.074cm" svg:x="0.2cm" svg:y="5cm">
          <draw:image xlink:href="Pictures/100000000000028E000002063EDDAABF.png" xlink:type="simple" xlink:show="embed" xlink:actuate="onLoad">
            <text:p/>
          </draw:image>
        </draw:frame>
        <draw:frame draw:style-name="gr3" draw:layer="layout" svg:width="9.98cm" svg:height="7.948cm" svg:x="18.62cm" svg:y="9.252cm">
          <draw:text-box>
            <text:p>今回も静止画なのでわからないが、</text:p>
            <text:p>ついに自分が操作するブロックと</text:p>
            <text:p>ボールに当たり判定ができ、</text:p>
            <text:p>反射するようになったのが</text:p>
            <text:p>わかるだろうか。</text:p>
            <text:p/>
            <text:p>もうほとんどブロック崩しは</text:p>
            <text:p>完成と言ってもいいかもしれない。</text:p>
            <text:p/>
            <text:p>余裕があったら、MyBlockの</text:p>
            <text:p>横や下の当たり判定も</text:p>
            <text:p>追加するといいだろ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総括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とりあえず、ここまででブロック崩しの</text:p>
                <text:p>メイン部分の講座は終わりとします。</text:p>
              </text:list-item>
              <text:list-item>
                <text:p>この講座を経てクラスが大体理解できたなー</text:p>
                <text:p>となった人がいたら嬉しいです。</text:p>
              </text:list-item>
              <text:list-item>
                <text:p>次のpartでは、ポーズ画面の実装や、</text:p>
                <text:p>ブロック崩しの勝利条件、敗北条件の追加を</text:p>
                <text:p>目的とする予定で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嶋田 裕介</meta:initial-creator>
    <meta:creation-date>2012-03-04T17:17:43.88</meta:creation-date>
    <meta:editing-duration>PT14M40S</meta:editing-duration>
    <meta:editing-cycles>3</meta:editing-cycles>
    <dc:date>2012-03-04T19:18:11.68</dc:date>
    <dc:creator>嶋田 裕介</dc:creator>
    <meta:generator>LibreOffice/3.4$Win32 LibreOffice_project/340m1$Build-103</meta:generator>
    <meta:document-statistic meta:object-count="104"/>
  </office:meta>
</office:document-meta>
</file>